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Line_20_Arrow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03cm" draw:marker-end="Line_20_Arrow" draw:marker-end-width="0.20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2cm" svg:y1="5.525cm" svg:x2="5.508cm" svg:y2="5.531cm">
          <text:p text:style-name="P5"/>
        </draw:line>
        <draw:line draw:style-name="gr2" draw:text-style-name="P1" draw:layer="layout" svg:x1="5.49cm" svg:y1="5.533cm" svg:x2="8.586cm" svg:y2="5.533cm">
          <text:p text:style-name="P5"/>
        </draw:line>
        <draw:frame draw:style-name="gr3" draw:text-style-name="P3" draw:layer="layout" svg:width="0.68cm" svg:height="0.607cm" svg:x="5.18cm" svg:y="5.545cm">
          <draw:text-box>
            <text:p text:style-name="P2"><text:span text:style-name="T1">0</text:span></text:p>
          </draw:text-box>
        </draw:frame>
        <draw:frame draw:style-name="gr3" draw:text-style-name="P4" draw:layer="layout" svg:width="0.663cm" svg:height="0.607cm" svg:x="7.782cm" svg:y="5.545cm">
          <draw:text-box>
            <text:p text:style-name="P2"><text:span text:style-name="T2">x</text:span></text:p>
          </draw:text-box>
        </draw:frame>
        <draw:line draw:style-name="gr1" draw:text-style-name="P1" draw:layer="layout" svg:x1="5.492cm" svg:y1="5.539cm" svg:x2="5.499cm" svg:y2="3.04cm">
          <text:p text:style-name="P5"/>
        </draw:line>
        <draw:line draw:style-name="gr1" draw:text-style-name="P1" draw:layer="layout" svg:x1="5.482cm" svg:y1="3.059cm" svg:x2="8.478cm" svg:y2="3.063cm">
          <text:p text:style-name="P5"/>
        </draw:line>
        <draw:line draw:style-name="gr4" draw:text-style-name="P1" draw:layer="layout" svg:x1="7.782cm" svg:y1="5.569cm" svg:x2="7.777cm" svg:y2="3.07cm">
          <text:p text:style-name="P5"/>
        </draw:line>
        <draw:frame draw:style-name="gr3" draw:text-style-name="P4" draw:layer="layout" svg:width="0.714cm" svg:height="0.607cm" svg:x="7.721cm" svg:y="4.045cm">
          <draw:text-box>
            <text:p text:style-name="P2"><text:span text:style-name="T2">V</text:span></text:p>
          </draw:text-box>
        </draw:frame>
        <draw:line draw:style-name="gr2" draw:text-style-name="P1" draw:layer="layout" svg:x1="2.942cm" svg:y1="5.541cm" svg:x2="2.939cm" svg:y2="2.696cm">
          <text:p text:style-name="P5"/>
        </draw:line>
        <draw:frame draw:style-name="gr3" draw:text-style-name="P3" draw:layer="layout" svg:width="3.487cm" svg:height="0.607cm" draw:transform="rotate (1.57830124257817) translate (2.296cm 5.761cm)">
          <draw:text-box>
            <text:p text:style-name="P2"><text:span text:style-name="T1">Potential energy </text:span><text:span text:style-name="T2">V</text:span><text:span text:style-name="T3">(</text:span><text:span text:style-name="T2">x</text:span><text:span text:style-name="T3">)</text:span></text:p>
          </draw:text-box>
        </draw:frame>
        <draw:frame draw:style-name="gr3" draw:text-style-name="P3" draw:layer="layout" svg:width="1.493cm" svg:height="0.607cm" svg:x="3.655cm" svg:y="4.028cm">
          <draw:text-box>
            <text:p text:style-name="P5"><text:span text:style-name="T1">Zone 1</text:span></text:p>
          </draw:text-box>
        </draw:frame>
        <draw:frame draw:style-name="gr3" draw:text-style-name="P3" draw:layer="layout" svg:width="1.493cm" svg:height="0.607cm" svg:x="5.887cm" svg:y="4.028cm">
          <draw:text-box>
            <text:p text:style-name="P5"><text:span text:style-name="T1">Zon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Jussi Eloranta</meta:initial-creator>
    <meta:creation-date>2007-12-24T11:50:30</meta:creation-date>
    <dc:creator>Jussi Eloranta</dc:creator>
    <dc:date>2009-01-27T08:36:27</dc:date>
    <meta:editing-cycles>15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